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3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En-tête" style:family="table" style:master-page-name="Standard">
      <style:table-properties style:width="17.501cm" style:page-number="auto" table:align="margins" style:writing-mode="lr-tb"/>
    </style:style>
    <style:style style:name="En-tête.A" style:family="table-column">
      <style:table-column-properties style:column-width="17.501cm" style:rel-column-width="65535*"/>
    </style:style>
    <style:style style:name="En-tête.A1" style:family="table-cell">
      <style:table-cell-properties fo:background-color="transparent" fo:padding="0.097cm" fo:border="none">
        <style:background-image/>
      </style:table-cell-properties>
    </style:style>
    <style:style style:name="En-tête.A2" style:family="table-cell">
      <style:table-cell-properties fo:padding="0.097cm" fo:border="none"/>
    </style:style>
    <style:style style:name="PointPublic" style:family="table">
      <style:table-properties style:width="17.501cm" table:align="margins" style:writing-mode="lr-tb"/>
    </style:style>
    <style:style style:name="PointPublic.A" style:family="table-column">
      <style:table-column-properties style:column-width="17.501cm" style:rel-column-width="65535*"/>
    </style:style>
    <style:style style:name="PointsPublics" style:family="table">
      <style:table-properties style:width="17.501cm" table:align="margins" style:writing-mode="lr-tb"/>
    </style:style>
    <style:style style:name="PointsPublics.A" style:family="table-column">
      <style:table-column-properties style:column-width="17.501cm" style:rel-column-width="65535*"/>
    </style:style>
    <style:style style:name="PointHuis-Clos" style:family="table">
      <style:table-properties style:width="17.501cm" table:align="margins" style:writing-mode="lr-tb"/>
    </style:style>
    <style:style style:name="PointHuis-Clos.A" style:family="table-column">
      <style:table-column-properties style:column-width="17.501cm" style:rel-column-width="65535*"/>
    </style:style>
    <style:style style:name="PointsHuis-Clos" style:family="table">
      <style:table-properties style:width="17.501cm" table:align="margins" style:writing-mode="lr-tb"/>
    </style:style>
    <style:style style:name="PointsHuis-Clos.A" style:family="table-column">
      <style:table-column-properties style:column-width="17.501cm" style:rel-column-width="65535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Heading">
      <style:text-properties fo:font-size="14pt" style:font-size-asian="14pt" style:font-size-complex="14pt"/>
    </style:style>
    <style:style style:name="P6" style:family="paragraph" style:parent-style-name="Heading">
      <style:text-properties fo:font-size="12pt" style:font-size-asian="12pt" style:font-size-complex="12pt"/>
    </style:style>
    <style:style style:name="P7" style:family="paragraph" style:parent-style-name="Heading">
      <style:text-properties fo:font-size="20pt" style:font-size-asian="20pt" style:font-size-complex="20pt"/>
    </style:style>
    <style:style style:name="P8" style:family="paragraph" style:parent-style-name="Heading">
      <style:text-properties fo:font-size="18pt" style:font-size-asian="18pt" style:font-size-complex="18pt"/>
    </style:style>
    <style:style style:name="P9" style:family="paragraph" style:parent-style-name="Heading">
      <style:text-properties style:font-name="Verdana2" fo:font-size="18pt" style:font-size-asian="18pt" style:font-size-complex="18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339418672" text:id="ct339418672">
          <text:insertion>
            <office:change-info>
              <dc:creator>Auteur inconnu</dc:creator>
              <dc:date>2020-05-28T11:21:00</dc:date>
            </office:change-info>
          </text:insertion>
        </text:changed-region>
        <text:changed-region xml:id="ct339419816" text:id="ct339419816">
          <text:insertion>
            <office:change-info>
              <dc:creator>Auteur inconnu</dc:creator>
              <dc:date>2020-05-28T11:24:00</dc:date>
            </office:change-info>
          </text:insertion>
        </text:changed-region>
        <text:changed-region xml:id="ct339420960" text:id="ct339420960">
          <text:insertion>
            <office:change-info>
              <dc:creator>Auteur inconnu</dc:creator>
              <dc:date>2020-05-28T12:52:00</dc:date>
            </office:change-info>
          </text:insertion>
        </text:changed-region>
        <text:changed-region xml:id="ct339418984" text:id="ct339418984">
          <text:insertion>
            <office:change-info>
              <dc:creator>Auteur inconnu</dc:creator>
              <dc:date>2020-05-28T12:55:00</dc:date>
            </office:change-info>
          </text:insertion>
        </text:changed-region>
        <text:changed-region xml:id="ct339418152" text:id="ct339418152">
          <text:insertion>
            <office:change-info>
              <dc:creator>Auteur inconnu</dc:creator>
              <dc:date>2020-06-04T14:23:00</dc:date>
            </office:change-info>
          </text:insertion>
        </text:changed-region>
        <text:changed-region xml:id="ct339419400" text:id="ct339419400">
          <text:insertion>
            <office:change-info>
              <dc:creator>Auteur inconnu</dc:creator>
              <dc:date>2020-06-04T14:42:00</dc:date>
            </office:change-info>
          </text:insertion>
        </text:changed-region>
        <text:changed-region xml:id="ct339420856" text:id="ct339420856">
          <text:insertion>
            <office:change-info>
              <dc:creator>Auteur inconnu</dc:creator>
              <dc:date>2020-06-04T15:39:00</dc:date>
            </office:change-info>
          </text:insertion>
        </text:changed-region>
        <text:changed-region xml:id="ct339419088" text:id="ct339419088">
          <text:insertion>
            <office:change-info>
              <dc:creator>Auteur inconnu</dc:creator>
              <dc:date>2021-09-01T10:27:00</dc:date>
            </office:change-info>
          </text:insertion>
        </text:changed-region>
        <text:changed-region xml:id="ct339420544" text:id="ct339420544">
          <text:insertion>
            <office:change-info>
              <dc:creator>Auteur inconnu</dc:creator>
              <dc:date>2021-09-01T15:40:00</dc:date>
            </office:change-info>
          </text:insertion>
        </text:changed-region>
        <text:changed-region xml:id="ct327017680" text:id="ct327017680">
          <text:insertion>
            <office:change-info>
              <dc:creator>Auteur inconnu</dc:creator>
              <dc:date>2021-09-01T15:55:00</dc:date>
            </office:change-info>
          </text:insertion>
        </text:changed-region>
        <text:changed-region xml:id="ct339419296" text:id="ct339419296">
          <text:insertion>
            <office:change-info>
              <dc:creator>Auteur inconnu</dc:creator>
              <dc:date>2021-09-01T15:39:00</dc:date>
            </office:change-info>
          </text:insertion>
        </text:changed-region>
        <text:changed-region xml:id="ct327017576" text:id="ct327017576">
          <text:insertion>
            <office:change-info>
              <dc:creator>Auteur inconnu</dc:creator>
              <dc:date>2021-09-01T15:54:00</dc:date>
            </office:change-info>
          </text:insertion>
        </text:changed-region>
        <text:changed-region xml:id="ct339419712" text:id="ct339419712">
          <text:insertion>
            <office:change-info>
              <dc:creator>Auteur inconnu</dc:creator>
              <dc:date>2020-06-04T14:53:00</dc:date>
            </office:change-info>
          </text:insertion>
        </text:changed-region>
        <text:changed-region xml:id="ct339419920" text:id="ct339419920">
          <text:insertion>
            <office:change-info>
              <dc:creator>Auteur inconnu</dc:creator>
              <dc:date>2020-06-04T14:53:00</dc:date>
            </office:change-info>
          </text:insertion>
        </text:changed-region>
        <text:changed-region xml:id="ct339420232" text:id="ct339420232">
          <text:insertion>
            <office:change-info>
              <dc:creator>Auteur inconnu</dc:creator>
              <dc:date>2020-06-04T15:41:00</dc:date>
            </office:change-info>
          </text:insertion>
        </text:changed-region>
        <text:changed-region xml:id="ct430079176" text:id="ct430079176">
          <text:insertion>
            <office:change-info>
              <dc:creator>Auteur inconnu</dc:creator>
              <dc:date>2021-09-01T16:33:00</dc:date>
            </office:change-info>
          </text:insertion>
        </text:changed-region>
        <text:changed-region xml:id="ct339418464" text:id="ct339418464">
          <text:insertion>
            <office:change-info>
              <dc:creator>Auteur inconnu</dc:creator>
              <dc:date>2020-06-04T15:18:00</dc:date>
            </office:change-info>
          </text:insertion>
        </text:changed-region>
        <text:changed-region xml:id="ct339420440" text:id="ct339420440">
          <text:insertion>
            <office:change-info>
              <dc:creator>Auteur inconnu</dc:creator>
              <dc:date>2020-06-04T15:19:00</dc:date>
            </office:change-info>
          </text:insertion>
        </text:changed-region>
        <text:changed-region xml:id="ct430080528" text:id="ct430080528">
          <text:insertion>
            <office:change-info>
              <dc:creator>Auteur inconnu</dc:creator>
              <dc:date>2021-09-01T16:35:00</dc:date>
            </office:change-info>
          </text:insertion>
        </text:changed-region>
        <text:changed-region xml:id="ct430076680" text:id="ct430076680">
          <text:insertion>
            <office:change-info>
              <dc:creator>Auteur inconnu</dc:creator>
              <dc:date>2021-09-01T16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n-tête" table:style-name="En-tête">
        <table:table-column table:style-name="En-tête.A"/>
        <table:table-row>
          <table:table-cell table:style-name="En-tête.A1" office:value-type="string">
            <text:p text:style-name="Heading">PROVINCE DE NAMUR<text:line-break/>VILLE D'ANDENNE</text:p>
          </table:table-cell>
        </table:table-row>
        <table:table-row>
          <table:table-cell table:style-name="En-tête.A2" office:value-type="string">
            <text:p text:style-name="P5">SEANCE DU CONSEIL COMMUNAL DU <text:change-start text:change-id="ct339418672"/>self.adapted().getDisplayableName(False, True)<text:change-end text:change-id="ct339418672"/></text:p>
          </table:table-cell>
        </table:table-row>
        <table:table-row>
          <table:table-cell table:style-name="En-tête.A2" office:value-type="string">
            <text:p text:style-name="P6"><text:change-start text:change-id="ct339419816"/>self.adapted().getMeetingNumberForPrinting()<text:change-end text:change-id="ct339419816"/><text:line-break/><text:change-start text:change-id="ct339420960"/>self.getMeetingNumberInParliamentaryTerm()<text:change-end text:change-id="ct339420960"/><text:change-start text:change-id="ct339418984"/><text:span text:style-name="T1">self.adapted().getMeetingNumberInParliamentaryTermExponentForPrinting()</text:span><text:change-end text:change-id="ct339418984"/> réunion de la législature</text:p>
          </table:table-cell>
        </table:table-row>
        <table:table-row>
          <table:table-cell table:style-name="En-tête.A2" office:value-type="string">
            <text:p text:style-name="P7">ORDRE DU JOUR COORDONNE</text:p>
          </table:table-cell>
        </table:table-row>
      </table:table>
      <text:section text:style-name="Sect1" text:name="Séance Publique">
        <text:p text:style-name="P8">SEANCE PUBLIQUE</text:p>
        <text:p text:style-name="Standard"/>
        <text:p text:style-name="Standard"/>
        <text:p text:style-name="Standard"/>
        <text:section text:style-name="Sect1" text:name="Catégorie Publique">
          <text:p text:style-name="P4"><office:annotation><dc:creator>Auteur inconnu</dc:creator><dc:date>2020-06-04T14:26:48.23</dc:date><text:p text:style-name="P12"><text:span text:style-name="T5">do section for categoryList in self.adapted().getPrintableItemsByCategory(itemUids, late='both', privacy='public')</text:span></text:p></office:annotation><text:change-start text:change-id="ct339418152"/>categoryList[1]<text:change-end text:change-id="ct339418152"/>.<text:tab/><text:change-start text:change-id="ct339419400"/>categoryList[0].Title()<text:change-end text:change-id="ct339419400"/></text:p>
          <text:p text:style-name="Standard"/>
          <table:table table:name="PointPublic" table:style-name="PointPublic">
            <table:table-column table:style-name="PointPublic.A"/>
            <table:table-row>
              <table:table-cell office:value-type="string">
                <text:p text:style-name="Table_20_Contents"><office:annotation><dc:creator>Auteur inconnu</dc:creator><dc:date>2020-06-04T15:39:27.23</dc:date><text:p text:style-name="P12"><text:span text:style-name="T5">do table if len(categoryList[2]) == 1</text:span></text:p></office:annotation><office:annotation><dc:creator>Auteur inconnu</dc:creator><dc:date>2021-09-01T10:19:27.23</dc:date><text:p text:style-name="P12"><text:span text:style-name="T8">do text if categoryList[2][0][0].emergency != 'emergency_accepted'</text:span></text:p></office:annotation><text:tab/><text:change-start text:change-id="ct339420856"/><text:span text:style-name="T2">categoryList[2][0][0].Title()</text:span><text:change-end text:change-id="ct339420856"/></text:p>
                <text:p text:style-name="Table_20_Contents"><text:span text:style-name="T2"><office:annotation><dc:creator>Auteur inconnu</dc:creator><dc:date>2021-09-01T10:25:55.23</dc:date><text:p text:style-name="P12"><text:span text:style-name="T8">do text else</text:span></text:p></office:annotation></text:span><text:span text:style-name="T2"><text:tab/></text:span><text:span text:style-name="T3">URGENCE - </text:span><text:change-start text:change-id="ct339419088"/><text:span text:style-name="T3">categoryList[2][0][0].Title()</text:span><text:change-end text:change-id="ct339419088"/></text:p>
                <text:p text:style-name="Table_20_Contents"/>
              </table:table-cell>
            </table:table-row>
          </table:table>
          <table:table table:name="PointsPublics" table:style-name="PointsPublics">
            <table:table-column table:style-name="PointsPublics.A"/>
            <table:table-row>
              <table:table-cell office:value-type="string">
                <text:p text:style-name="P11"><office:annotation><dc:creator>Auteur inconnu</dc:creator><dc:date>2020-06-04T14:32:04.23</dc:date><text:p text:style-name="P12"><text:span text:style-name="T8">do table else</text:span></text:p></office:annotation><office:annotation><dc:creator>Auteur inconnu</dc:creator><dc:date>2020-06-04T15:27:32.23</dc:date><text:p text:style-name="P12"><text:span text:style-name="T5">do row for item in categoryList[2]</text:span></text:p></office:annotation><office:annotation><dc:creator>Auteur inconnu</dc:creator><dc:date>2021-09-01T10:29:27.23</dc:date><text:p text:style-name="P12"><text:span text:style-name="T8">do text if item</text:span><text:span text:style-name="T5">[0]['emergency'] != 'emergency_accepted'</text:span></text:p></office:annotation><text:change-start text:change-id="ct339420544"/>item[1]<text:change-end text:change-id="ct339420544"/><text:tab/><text:change-start text:change-id="ct327017680"/>item[0].Title()<text:change-end text:change-id="ct327017680"/></text:p>
                <text:p text:style-name="Table_20_Contents"><text:span text:style-name="T4"><office:annotation><dc:creator>Auteur inconnu</dc:creator><dc:date>2021-09-01T16:30:13.19</dc:date><text:p text:style-name="P13"><text:span text:style-name="T6">do text else</text:span></text:p></office:annotation></text:span><text:change-start text:change-id="ct339419296"/><text:span text:style-name="T4">item[1]</text:span><text:change-end text:change-id="ct339419296"/><text:span text:style-name="T4"><text:tab/>URGENCE – </text:span><text:change-start text:change-id="ct327017576"/><text:span text:style-name="T4">item[0].Title()</text:span><text:change-end text:change-id="ct327017576"/></text:p>
                <text:p text:style-name="Table_20_Contents"/>
              </table:table-cell>
            </table:table-row>
          </table:table>
        </text:section>
        <text:p text:style-name="Standard"/>
        <text:p text:style-name="Standard"/>
        <text:p text:style-name="P2"/>
      </text:section>
      <text:section text:style-name="Sect1" text:name="Huis-Clos">
        <text:p text:style-name="P9">HUIS CLOS</text:p>
        <text:p text:style-name="Standard"/>
        <text:p text:style-name="Standard"/>
        <text:p text:style-name="Standard"/>
        <text:section text:style-name="Sect1" text:name="Catégorie Huis-Clos">
          <text:p text:style-name="P4"><office:annotation><dc:creator>Auteur inconnu</dc:creator><dc:date>2020-06-04T14:26:48.23</dc:date><text:p text:style-name="P12"><text:span text:style-name="T5">do section for categoryList in self.adapted().getPrintableItemsByCategory(itemUids, late='both', privacy='secret')</text:span></text:p></office:annotation><text:change-start text:change-id="ct339419712"/>categoryList[1]<text:change-end text:change-id="ct339419712"/>.<text:tab/><text:change-start text:change-id="ct339419920"/>categoryList[0].Title()<text:change-end text:change-id="ct339419920"/></text:p>
          <text:p text:style-name="Standard"/>
          <table:table table:name="PointHuis-Clos" table:style-name="PointHuis-Clos">
            <table:table-column table:style-name="PointHuis-Clos.A"/>
            <table:table-row>
              <table:table-cell office:value-type="string">
                <text:p text:style-name="Table_20_Contents"><office:annotation><dc:creator>Auteur inconnu</dc:creator><dc:date>2020-06-04T15:42:06.23</dc:date><text:p text:style-name="P12"><text:span text:style-name="T5">do table if len(categoryList[2]) == 1</text:span></text:p></office:annotation><office:annotation><dc:creator>Auteur inconnu</dc:creator><dc:date>2021-09-01T16:32:57.45</dc:date><text:p text:style-name="P12"><text:span text:style-name="T7">do text if categoryList[2][0][0].emergency != 'emergency_accepted'</text:span></text:p></office:annotation><text:tab/><text:change-start text:change-id="ct339420232"/><text:span text:style-name="T2">categoryList[2][0][0].Title()</text:span><text:change-end text:change-id="ct339420232"/></text:p>
                <text:p text:style-name="Table_20_Contents"><text:span text:style-name="T2"><office:annotation><dc:creator>Auteur inconnu</dc:creator><dc:date>2021-09-01T16:33:18.90</dc:date><text:p text:style-name="P13"><text:span text:style-name="T6">do text else</text:span></text:p></office:annotation></text:span><text:span text:style-name="T2"><text:tab/></text:span><text:span text:style-name="T3">URGENCE - </text:span><text:change-start text:change-id="ct430079176"/><text:span text:style-name="T3">categoryList[2][0][0].Title()</text:span><text:change-end text:change-id="ct430079176"/></text:p>
                <text:p text:style-name="Table_20_Contents"/>
              </table:table-cell>
            </table:table-row>
          </table:table>
          <table:table table:name="PointsHuis-Clos" table:style-name="PointsHuis-Clos">
            <table:table-column table:style-name="PointsHuis-Clos.A"/>
            <table:table-row>
              <table:table-cell office:value-type="string">
                <text:p text:style-name="Table_20_Contents"><office:annotation><dc:creator>Auteur inconnu</dc:creator><dc:date>2020-06-04T14:32:04.24</dc:date><text:p text:style-name="P12"><text:span text:style-name="T8">do table else</text:span></text:p></office:annotation><office:annotation><dc:creator>Auteur inconnu</dc:creator><dc:date>2020-06-04T15:42:39.24</dc:date><text:p text:style-name="P12"><text:span text:style-name="T5">do row for item in categoryList[2]</text:span></text:p></office:annotation><office:annotation><dc:creator>Auteur inconnu</dc:creator><dc:date>2021-09-01T16:37:11.43</dc:date><text:p text:style-name="P12"><text:span text:style-name="T7">do text if item[0]['emergency'] != 'emergency_accepted'</text:span></text:p></office:annotation><text:change-start text:change-id="ct339418464"/>item[1]<text:change-end text:change-id="ct339418464"/>.<text:tab/><text:change-start text:change-id="ct339420440"/>item[0].Title()<text:change-end text:change-id="ct339420440"/></text:p>
                <text:p text:style-name="P10"><office:annotation><dc:creator>Auteur inconnu</dc:creator><dc:date>2021-09-01T16:37:45.78</dc:date><text:p text:style-name="P13"><text:span text:style-name="T6">do text else</text:span></text:p></office:annotation><text:change-start text:change-id="ct430080528"/>item[1]<text:change-end text:change-id="ct430080528"/>.<text:tab/>URGENCE - <text:change-start text:change-id="ct430076680"/>item[0].Title()<text:change-end text:change-id="ct430076680"/></text:p>
                <text:p text:style-name="Table_20_Contents"/>
              </table:table-cell>
            </table:table-row>
          </table:table>
        </text:section>
        <text:p text:style-name="Standard"/>
      </text:section>
      <text:section text:style-name="Sect1" text:name="Fin">
        <text:p text:style-name="P3">* <text:s text:c="7"/>* <text:s text:c="6"/>*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3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style:page-number="auto" fo:background-color="transparent" style:shadow="none" style:writing-mode="lr-tb">
        <style:tab-stops>
          <style:tab-stop style:position="1.27cm"/>
        </style:tab-stops>
        <style:background-image/>
      </style:paragraph-properties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1.27cm" fo:margin-right="0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Verdan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fo:line-height="100%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Verdana1" fo:font-size="16pt" fo:letter-spacing="-0.007cm" style:text-underline-style="solid" style:text-underline-width="auto" style:text-underline-color="font-color" fo:font-weight="bold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Standard2" style:family="paragraph" style:parent-style-name="Text_20_body" style:next-style-name="Standard" style:master-page-name="">
      <style:paragraph-properties fo:margin-left="0cm" fo:margin-right="0cm" fo:margin-top="0.199cm" fo:margin-bottom="0.199cm" fo:text-align="justify" style:justify-single-word="false" fo:text-indent="0cm" style:auto-text-indent="false" style:page-number="auto" fo:background-color="transparent">
        <style:tab-stops>
          <style:tab-stop style:position="1.27cm"/>
        </style:tab-stops>
        <style:background-image/>
      </style:paragraph-properties>
      <style:text-properties fo:text-transform="uppercase" style:text-underline-style="none" fo:font-weight="normal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2" style:family="paragraph" style:parent-style-name="Standard" style:class="text" style:master-page-name="">
      <style:paragraph-properties fo:margin-left="1.27cm" fo:margin-right="0cm" fo:text-indent="-1.27cm" style:auto-text-indent="false" style:page-number="auto" fo:background-color="transparent">
        <style:tab-stops/>
        <style:background-image/>
      </style:paragraph-properties>
      <style:text-properties fo:font-size="9pt" fo:letter-spacing="-0.007cm" style:text-underline-style="none" fo:font-weight="normal"/>
    </style:style>
    <style:style style:name="standard4" style:family="paragraph" style:parent-style-name="standard2">
      <style:text-properties fo:font-style="italic" fo:font-weight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2.499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matiere">
      <style:footer>
        <text:p text:style-name="MP1"><text:page-number text:select-page="current">1</text:page-number></text:p>
      </style:footer>
    </style:master-page>
    <style:master-page style:name="matiere" style:page-layout-name="Mpm3" style:next-style-name="Standard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PROVINCE DE NAMUR                      VILLE D’ANDENNE</dc:title>
    <meta:initial-creator>yvagem</meta:initial-creator>
    <meta:creation-date>2006-03-23T12:38:00</meta:creation-date>
    <dc:date>2021-09-01T16:37:51.85</dc:date>
    <meta:print-date>2006-03-23T13:01:00</meta:print-date>
    <dc:language>fr-FR</dc:language>
    <meta:editing-cycles>252</meta:editing-cycles>
    <meta:editing-duration>P10DT7H15M52S</meta:editing-duration>
    <meta:document-statistic meta:table-count="5" meta:image-count="0" meta:object-count="0" meta:page-count="1" meta:paragraph-count="19" meta:word-count="70" meta:character-count="710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